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HttpRequest.method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erHttpReques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MockServerHttpRequest( HttpMethod httpMethod , URI uri , @ Nullable String contextPath , HttpHeaders headers , MultiValueMap &lt; String , HttpCookie &gt; cookies , @ Nullable InetSocketAddress localAddress , @ Nullable InetSocketAddress remoteAddress , @ Nullable SslInfo sslInfo ,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BodyBuilder.cookie( HttpCookie ...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localAddress( InetSocketAddress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head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queryParam( String name ,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toUri( String uri , Object [ ]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odyBuilder.remoteAddress(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initSs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options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acceptCharset( Charset ... acceptableChar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patch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delete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put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getUrlTo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rverHttpRequest.method( HttpMethod method , String uri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UnmodifiedSince( long ifUn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cookies( MultiValueMap &lt; String , HttpCookie &gt;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queryParams(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range( HttpRange ... r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accept( MediaType ... acceptable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ody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NoneMatch( String ... ifNone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sslInfo( SslInfo ssl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ModifiedSince( long if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DefaultBodyBuilder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body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odyBuilder.acceptLanguageAsLocales( Locale ... acceptable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headers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method( String httpMethod , String uri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applyCookiesIf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erHttpRequest.post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ini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